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4mm" svg:x="87.29mm" svg:y="108.11mm">
            <draw:object draw:notify-on-update-of-ranges="Hoja1.B26:Hoja1.B28 Hoja1.C26:Hoja1.C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68.74mm" svg:y="10.03mm">
            <draw:object draw:notify-on-update-of-ranges="Hoja1.B3:Hoja1.B15 Hoja1.C3:Hoja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0.588" calcext:value-type="float">
            <text:p>0.58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0.5879" calcext:value-type="float">
            <text:p>0.587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0.5878" calcext:value-type="float">
            <text:p>0.587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0.5881" calcext:value-type="float">
            <text:p>0.588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0.8953" calcext:value-type="float">
            <text:p>0.8953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/>
          <table:table-cell office:value-type="float" office:value="0.8954" calcext:value-type="float">
            <text:p>0.8954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/>
          <table:table-cell office:value-type="float" office:value="0.8951" calcext:value-type="float">
            <text:p>0.8951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/>
          <table:table-cell office:value-type="float" office:value="0.9747" calcext:value-type="float">
            <text:p>0.9747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/>
          <table:table-cell office:value-type="float" office:value="0.9748" calcext:value-type="float">
            <text:p>0.9748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/>
          <table:table-cell office:value-type="float" office:value="1.7792" calcext:value-type="float">
            <text:p>1.7792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/>
          <table:table-cell office:value-type="float" office:value="1.7795" calcext:value-type="float">
            <text:p>1.779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/>
          <table:table-cell office:value-type="float" office:value="1.7793" calcext:value-type="float">
            <text:p>1.7793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/>
          <table:table-cell office:value-type="float" office:value="1.649" calcext:value-type="float">
            <text:p>1.649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/>
          <table:table-cell office:value-type="float" office:value="1.749" calcext:value-type="float">
            <text:p>1.7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08:21:22.4007369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2T14:51:37.015049051</meta:creation-date>
    <dc:date>2024-05-28T09:16:58.465104980</dc:date>
    <meta:editing-duration>PT3H59M22S</meta:editing-duration>
    <meta:editing-cycles>4</meta:editing-cycles>
    <meta:generator>LibreOffice/6.0.7.3$Linux_X86_64 LibreOffice_project/00m0$Build-3</meta:generator>
    <meta:document-statistic meta:table-count="1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952cm" style:legend-expansion="high" chart:style-name="ch2"/>
        <chart:plot-area chart:style-name="ch3" table:cell-range-address="Hoja1.B3:Hoja1.C15" svg:x="0.32cm" svg:y="0.18cm" svg:width="11.106cm" svg:height="8.64cm">
          <chartooo:coordinate-region svg:x="0.941cm" svg:y="0.379cm" svg:width="10.20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3:Hoja1.C15" chart:class="chart:scatter">
            <chart:domain table:cell-range-address="Hoja1.B3:Hoja1.B15"/>
            <chart:regression-curve chart:style-name="ch7">
              <chart:equation chart:display-equation="true" chart:display-r-square="false"/>
            </chart:regression-curve>
            <chart:data-point chart:repeated="7"/>
            <chart:data-point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8">
                <text:p>0.588</text:p>
                <draw:g>
                  <svg:desc>Hoja1.B3:Hoja1.B15</svg:desc>
                </draw:g>
              </table:table-cell>
              <table:table-cell office:value-type="float" office:value="0.3">
                <text:p>0.3</text:p>
                <draw:g>
                  <svg:desc>Hoja1.C3:Hoja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79">
                <text:p>0.587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78">
                <text:p>0.587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81">
                <text:p>0.588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53">
                <text:p>0.895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54">
                <text:p>0.895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51">
                <text:p>0.895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47">
                <text:p>0.9747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48">
                <text:p>0.9748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5">
                <text:p>0.9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792">
                <text:p>1.7792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95">
                <text:p>1.779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793">
                <text:p>1.7793</text:p>
              </table:table-cell>
              <table:table-cell office:value-type="float" office:value="101.7">
                <text:p>10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744cm" svg:y="3.954cm" style:legend-expansion="high" chart:style-name="ch2"/>
        <chart:plot-area chart:style-name="ch3" table:cell-range-address="Hoja1.B26:Hoja1.C28" svg:x="0.319cm" svg:y="0.18cm" svg:width="11.106cm" svg:height="8.645cm">
          <chartooo:coordinate-region svg:x="0.755cm" svg:y="0.379cm" svg:width="10.4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26:Hoja1.C28" chart:class="chart:scatter">
            <chart:domain table:cell-range-address="Hoja1.B26:Hoja1.B28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49">
                <text:p>1.649</text:p>
                <draw:g>
                  <svg:desc>Hoja1.B26:Hoja1.B28</svg:desc>
                </draw:g>
              </table:table-cell>
              <table:table-cell office:value-type="float" office:value="6.39">
                <text:p>6.39</text:p>
                <draw:g>
                  <svg:desc>Hoja1.C26:Hoja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49">
                <text:p>1.7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